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style:text-underline-style="none" fo:font-weight="normal" officeooo:rsid="000e09fd" officeooo:paragraph-rsid="000e09fd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09fd" officeooo:paragraph-rsid="000e09fd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b4b7" officeooo:paragraph-rsid="000eb4b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e09fd" officeooo:paragraph-rsid="000e09fd" style:font-size-asian="10.5pt" style:font-weight-asian="bold" style:font-size-complex="12pt" style:font-weight-complex="bold"/>
    </style:style>
    <style:style style:name="P5" style:family="paragraph" style:parent-style-name="Standard" style:list-style-name="L1">
      <style:text-properties officeooo:rsid="000af49a" officeooo:paragraph-rsid="000af49a"/>
    </style:style>
    <style:style style:name="P6" style:family="paragraph" style:parent-style-name="Standard">
      <style:text-properties officeooo:rsid="000af49a" officeooo:paragraph-rsid="000af49a"/>
    </style:style>
    <style:style style:name="P7" style:family="paragraph" style:parent-style-name="Standard">
      <style:text-properties officeooo:rsid="001201c3" officeooo:paragraph-rsid="001201c3"/>
    </style:style>
    <style:style style:name="P8" style:family="paragraph" style:parent-style-name="Standard">
      <style:text-properties officeooo:rsid="001201c3" officeooo:paragraph-rsid="00137fcc"/>
    </style:style>
    <style:style style:name="P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09fd" officeooo:paragraph-rsid="000e09fd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eb4b7" officeooo:paragraph-rsid="000eb4b7" style:font-size-asian="18pt" style:font-weight-asian="bold" style:font-size-complex="18pt" style:font-weight-complex="bold"/>
    </style:style>
    <style:style style:name="P11" style:family="paragraph" style:parent-style-name="Standard">
      <style:text-properties officeooo:rsid="0008afa9" officeooo:paragraph-rsid="0008afa9"/>
    </style:style>
    <style:style style:name="P12" style:family="paragraph" style:parent-style-name="Standard">
      <style:paragraph-properties fo:text-align="center" style:justify-single-word="false"/>
      <style:text-properties officeooo:rsid="0008afa9" officeooo:paragraph-rsid="000eb4b7"/>
    </style:style>
    <style:style style:name="P13" style:family="paragraph" style:parent-style-name="Standard">
      <style:text-properties officeooo:rsid="000aaee5" officeooo:paragraph-rsid="000aaee5"/>
    </style:style>
    <style:style style:name="P14" style:family="paragraph" style:parent-style-name="Standard">
      <style:text-properties officeooo:rsid="00113e2e" officeooo:paragraph-rsid="00113e2e"/>
    </style:style>
    <style:style style:name="P15" style:family="paragraph" style:parent-style-name="Standard">
      <style:text-properties officeooo:rsid="00137fcc" officeooo:paragraph-rsid="00137fcc"/>
    </style:style>
    <style:style style:name="P16" style:family="paragraph"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 style:writing-mode="lr-tb"/>
      <style:text-properties fo:font-size="12pt"/>
    </style:style>
    <style:style style:name="P19" style:family="paragraph">
      <style:paragraph-properties fo:text-align="center" style:writing-mode="lr-tb"/>
    </style:style>
    <style:style style:name="T1" style:family="text">
      <style:text-properties officeooo:rsid="000aaee5"/>
    </style:style>
    <style:style style:name="T2" style:family="text">
      <style:text-properties officeooo:rsid="00137fcc"/>
    </style:style>
    <style:style style:name="T3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horizontal-align="justify" draw:textarea-vertical-align="middle" draw:auto-grow-height="false" fo:min-height="0.926cm" fo:min-width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horizontal-align="justify" draw:textarea-vertical-align="middle" draw:auto-grow-height="false" fo:min-height="1.168cm" fo:min-width="2.2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textarea-horizontal-align="justify" draw:textarea-vertical-align="middle" draw:auto-grow-height="false" fo:min-height="0.857cm" fo:min-width="1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773cm" fo:min-width="1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868cm" fo:min-width="1.7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917cm" fo:min-width="1.8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textarea-horizontal-align="justify" draw:textarea-vertical-align="middle" draw:auto-grow-height="false" fo:min-height="0.924cm" fo:min-width="2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GENERAL</text:p>
      <text:p text:style-name="P4"/>
      <text:p text:style-name="P2">1) I had heard about Avishkar in first year itself i always wanted to be part of cfi team and avishkar was the one i was most interested in. But during the second year recruitment was late and as i already committed to three other POR’s i couldnt apply for the team. So this year i really wanted to be a part of it. I wanted to be part of an innovative project. I realised that my skills are best suited to this module. I am good at coding and have adequate experience. I am also familiar with full stack web development(React and Nodejs) So it will be a plus.</text:p>
      <text:p text:style-name="P2"/>
      <text:p text:style-name="P2">2) I havent worked on such projects yet. But i have worked on many web applications and a cfi python content similarity detection project last year.</text:p>
      <text:p text:style-name="P2"/>
      <text:p text:style-name="P2">3)I dont have any other POR or commitments this year. So apart from course works i am free to work on the project the rest of the time.</text:p>
      <text:p text:style-name="P2"/>
      <text:p text:style-name="P2"/>
      <text:p text:style-name="P9">ELECTRICAL</text:p>
      <text:p text:style-name="P1"/>
      <text:p text:style-name="P3">1) At ideal conditions at the moment switch is turned on the circuit is short circuited as capacitors are uncharged at t=0. As time passes current reduces and at t=infinity capacitors are charged and current becomes zero.</text:p>
      <text:p text:style-name="P3"/>
      <text:p text:style-name="P3">2) A) Volatage will be zero as voltmeter is across Inductor and there is no current.V=0</text:p>
      <text:p text:style-name="P3"><text:s text:c="4"/>B) When switch is on a potential difference is created as change in current is resisted by inductor. <text:s text:c="9"/><text:tab/>By kirchoffs law Voltage become V(Cell resistance).</text:p>
      <text:p text:style-name="P3"><text:s text:c="4"/>C)If inductor has zero resistance the circuit will short and V=0. (But if there is small resistance <text:s/><text:tab/>for inductor there will be small potential difference).</text:p>
      <text:p text:style-name="P11"/>
      <text:p text:style-name="P11"/>
      <text:p text:style-name="P10">EMBEDDED</text:p>
      <text:p text:style-name="P12"/>
      <text:p text:style-name="P11">1) It is a cluster of software and hardware used to measure,detect and control the physical characteristics of a real world <text:span text:style-name="T1">conditions/surroundings, and converting the resulting sampes into numeric values that can be manipulated by a computer. It can consists sensors,actuators,signal conditioning hardware and a computer running the software.</text:span></text:p>
      <text:p text:style-name="P11"/>
      <text:p text:style-name="P13">Accelerometer sensors:used to measure the physical or measurable acceleration experienced by an object due to inertial forces and converts the mechanical motion into an electrical output</text:p>
      <text:p text:style-name="P13">Gyroscope sensors: used to measure the angular rate or angular velocity </text:p>
      <text:p text:style-name="P13">Temperature Sensors: To analyse the temperature of various components inside the pod</text:p>
      <text:p text:style-name="P13">IR Sensors: Used for communication and detection</text:p>
      <text:p text:style-name="P13">Level sensor: For calibration purposes (if required)</text:p>
      <text:p text:style-name="P13"/>
      <text:p text:style-name="P13">We can use filterig algorithms like averaging,running average and exponential filter</text:p>
      <text:p text:style-name="P13">Averaging: easy to implement and understand.</text:p>
      <text:p text:style-name="P13">Running average: can use a lot of memory; usually not a good choice for an Arduino sketch.</text:p>
      <text:p text:style-name="P13">Exponential filter: easy to change the amount of filtering using a weight; doesn’t need much memory; easy to implement with our Arduino filter library.</text:p>
      <text:p text:style-name="P13"/>
      <text:p text:style-name="P6">2)</text:p>
      <text:list xml:id="list911589891" text:style-name="L1">
        <text:list-item>
          <text:p text:style-name="P5">Can use an arduino to detect speed with a pair of IR proximity sensors</text:p>
        </text:list-item>
        <text:list-item>
          <text:p text:style-name="P5"><text:soft-page-break/>Also arduino along with LM393 sensor can be used to detect speed and distance of the pod</text:p>
        </text:list-item>
        <text:list-item>
          <text:p text:style-name="P5">Ultrasonic sensors are also feasible</text:p>
        </text:list-item>
        <text:list-item>
          <text:p text:style-name="P5">LED time-of-flight sensors, LIDAR etc are also used ( for long range)</text:p>
        </text:list-item>
      </text:list>
      <text:p text:style-name="P6"/>
      <text:p text:style-name="P15">3)</text:p>
      <text:p text:style-name="P15"/>
      <text:p text:style-name="P14"><draw:custom-shape text:anchor-type="paragraph" draw:z-index="0" draw:name="Shape1" draw:style-name="gr10" draw:text-style-name="P19" svg:width="4.282cm" svg:height="1.848cm" svg:x="4.868cm" svg:y="0.344cm"><text:p text:style-name="P19">Star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5)</text:p>
      <text:p text:style-name="P14"/>
      <text:p text:style-name="P6"><draw:custom-shape text:anchor-type="paragraph" draw:z-index="1" draw:name="Shape1_0" draw:style-name="gr9" draw:text-style-name="P18" svg:width="3.775cm" svg:height="1.835cm" svg:x="5.085cm" svg:y="2.875cm"><text:p text:style-name="P18"><text:span text:style-name="T3">Card is Insert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2" draw:name="Shape1_1" draw:style-name="gr8" draw:text-style-name="P19" svg:width="3.488cm" svg:height="1.733cm" svg:x="12.229cm" svg:y="0.64cm"><text:p text:style-name="P19">Error and Exit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3" draw:name="Shape1_2" draw:style-name="gr7" draw:text-style-name="P19" svg:width="3.513cm" svg:height="1.542cm" svg:x="5.302cm" svg:y="6.316cm"><text:p text:style-name="P19">Pin is Entered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4" draw:name="Shape1_3" draw:style-name="gr6" draw:text-style-name="P19" svg:width="3.97cm" svg:height="1.712cm" svg:x="5.156cm" svg:y="9.47cm"><text:p text:style-name="P19">Amount is given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5" draw:name="Shape1_4" draw:style-name="gr5" draw:text-style-name="P18" svg:width="4.502cm" svg:height="2.336cm" svg:x="4.965cm" svg:y="12.938cm"><text:p text:style-name="P18"><text:span text:style-name="T3">Request is Processed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ustom-shape text:anchor-type="paragraph" draw:z-index="6" draw:name="Shape2" draw:style-name="gr4" svg:width="0.747cm" svg:height="1.059cm" svg:x="6.622cm" svg:y="1.53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7" draw:name="Shape2_0" draw:style-name="gr4" svg:width="0.747cm" svg:height="1.059cm" svg:x="6.622cm" svg:y="5.02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name="Shape2_1" draw:style-name="gr4" svg:width="0.747cm" svg:height="1.059cm" svg:x="6.743cm" svg:y="8.10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9" draw:name="Shape2_2" draw:style-name="gr4" svg:width="0.747cm" svg:height="1.059cm" svg:x="6.814cm" svg:y="11.494cm"><text:p/><draw:enhanced-geometry svg:viewBox="0 0 21600 21600" draw:mirror-vertical="false" draw:mirror-horizont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line text:anchor-type="paragraph" draw:z-index="10" draw:name="Shape3" draw:style-name="gr3" draw:text-style-name="P16" svg:x1="14.032cm" svg:y1="2.715cm" svg:x2="14.177cm" svg:y2="14.044cm"><text:p/></draw:line><draw:line text:anchor-type="paragraph" draw:z-index="11" draw:name="Shape4" draw:style-name="gr3" draw:text-style-name="P16" svg:x1="9.102cm" svg:y1="3.773cm" svg:x2="14.032cm" svg:y2="3.725cm"><text:p/></draw:line><draw:line text:anchor-type="paragraph" draw:z-index="12" draw:name="Shape5" draw:style-name="gr3" draw:text-style-name="P16" svg:x1="9.029cm" svg:y1="7.118cm" svg:x2="14.031cm" svg:y2="6.973cm"><text:p/></draw:line><draw:line text:anchor-type="paragraph" draw:z-index="13" draw:name="Shape6" draw:style-name="gr3" draw:text-style-name="P16" svg:x1="9.414cm" svg:y1="10.387cm" svg:x2="14.177cm" svg:y2="10.315cm"><text:p/></draw:line><draw:line text:anchor-type="paragraph" draw:z-index="14" draw:name="Shape7" draw:style-name="gr3" draw:text-style-name="P16" svg:x1="9.798cm" svg:y1="14.116cm" svg:x2="14.176cm" svg:y2="14.044cm"><text:p/></draw:line><draw:frame text:anchor-type="paragraph" draw:z-index="15" draw:name="Shape8" draw:style-name="gr1" draw:text-style-name="P17" svg:width="4.571cm" svg:height="0.65cm" svg:x="9.125cm" svg:y="3.124cm"><draw:text-box><text:p text:style-name="P16">Card is not in database</text:p></draw:text-box></draw:frame><draw:frame text:anchor-type="paragraph" draw:z-index="16" draw:name="Shape8_0" draw:style-name="gr1" draw:text-style-name="P17" svg:width="4.571cm" svg:height="0.65cm" svg:x="9.148cm" svg:y="6.468cm"><draw:text-box><text:p text:style-name="P16">Pin does not match</text:p></draw:text-box></draw:frame><draw:frame text:anchor-type="paragraph" draw:z-index="17" draw:name="Shape8_1" draw:style-name="gr2" draw:text-style-name="P17" svg:width="4.571cm" svg:height="0.976cm" svg:x="9.414cm" svg:y="9.412cm"><draw:text-box><text:p text:style-name="P16">ATM or account doesnt have enough money</text:p></draw:text-box></draw:frame><draw:frame text:anchor-type="paragraph" draw:z-index="18" draw:name="Shape8_2" draw:style-name="gr1" draw:text-style-name="P17" svg:width="4.571cm" svg:height="0.65cm" svg:x="9.606cm" svg:y="13.395cm"><draw:text-box><text:p text:style-name="P16">Error from the server side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Code : <text:a xlink:type="simple" xlink:href="https://github.com/hadi-pv/avishkar_recruit/blob/master/others/atm.py" text:style-name="Internet_20_link" text:visited-style-name="Visited_20_Internet_20_Link">https://github.com/hadi-pv/avishkar_recruit/blob/master/others/atm.py</text:a></text:p>
      <text:p text:style-name="P7"/>
      <text:p text:style-name="P15">6) Code : <text:a xlink:type="simple" xlink:href="https://github.com/hadi-pv/avishkar_recruit.git" text:style-name="Internet_20_link" text:visited-style-name="Visited_20_Internet_20_Link">https://github.com/hadi-pv/avishkar_recruit.git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3T19:23:20.282735521</meta:creation-date>
    <dc:date>2021-09-05T11:55:01.368095637</dc:date>
    <meta:editing-duration>PT21M21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502" meta:character-count="3063" meta:non-whitespace-character-count="2573"/>
  </office:meta>
</office:document-meta>
</file>